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Standard">
      <style:text-properties style:font-name="Bitstream Vera Sans1"/>
    </style:style>
    <style:style style:name="P10" style:family="paragraph" style:parent-style-name="Text_20_body">
      <style:paragraph-properties fo:text-align="justify" style:justify-single-word="false"/>
      <style:text-properties fo:font-size="8pt" style:font-size-asian="8pt" style:font-size-complex="8pt"/>
    </style:style>
    <style:style style:name="P11" style:family="paragraph" style:parent-style-name="Text_20_body">
      <style:paragraph-properties fo:text-align="start" style:justify-single-word="false"/>
      <style:text-properties fo:font-size="8pt" style:font-size-asian="8pt" style:font-size-complex="8pt"/>
    </style:style>
    <style:style style:name="P12" style:family="paragraph" style:parent-style-name="Text_20_body">
      <style:text-properties style:font-name="Bitstream Vera Sans Mono"/>
    </style:style>
    <style:style style:name="P13" style:family="paragraph" style:parent-style-name="Text_20_body">
      <style:text-properties style:font-name="Bitstream Vera Sans1"/>
    </style:style>
    <style:style style:name="P14" style:family="paragraph" style:parent-style-name="Text_20_body">
      <style:text-properties style:font-name="Bitstream Vera Sans1" style:font-name-asian="Bitstream Vera Sans1" style:font-name-complex="Bitstream Vera Sans1"/>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font-name="Courier 10 Pitch"/>
    </style:style>
    <style:style style:name="P19" style:family="paragraph" style:parent-style-name="Heading_20_3">
      <style:text-properties style:font-name="Bitstream Vera Sans1"/>
    </style:style>
    <style:style style:name="P20" style:family="paragraph" style:parent-style-name="Heading_20_1">
      <style:text-properties style:font-name="Bitstream Vera Sans1"/>
    </style:style>
    <style:style style:name="P21" style:family="paragraph" style:parent-style-name="Heading_20_2">
      <style:text-properties style:font-name="Bitstream Vera Sans1"/>
    </style:style>
    <style:style style:name="P22" style:family="paragraph" style:parent-style-name="Req-Name">
      <style:text-properties style:font-name="Bitstream Vera Sans1"/>
    </style:style>
    <style:style style:name="P23" style:family="paragraph" style:parent-style-name="Req-Text">
      <style:text-properties style:font-name="Bitstream Vera Sans1"/>
    </style:style>
    <style:style style:name="P24" style:family="paragraph" style:parent-style-name="Req-Text">
      <style:text-properties style:font-name="Bitstream Vera Sans1" style:font-name-asian="Bitstream Vera Sans1" style:font-name-complex="Bitstream Vera Sans1"/>
    </style:style>
    <style:style style:name="P25" style:family="paragraph" style:parent-style-name="Text_20_body">
      <style:paragraph-properties fo:margin-left="0.4925in" fo:margin-right="0in" fo:text-indent="0in" style:auto-text-indent="false"/>
    </style:style>
    <style:style style:name="P26" style:family="paragraph" style:parent-style-name="Text_20_body">
      <style:paragraph-properties fo:margin-left="0.4925in" fo:margin-right="0in" fo:text-indent="0in" style:auto-text-indent="false"/>
      <style:text-properties style:font-name="Courier"/>
    </style:style>
    <style:style style:name="P27" style:family="paragraph" style:parent-style-name="Text_20_body">
      <style:paragraph-properties fo:margin-left="0.4925in" fo:margin-right="0in" fo:text-indent="0in" style:auto-text-indent="false"/>
      <style:text-properties style:font-name="Courier New"/>
    </style:style>
    <style:style style:name="P28" style:family="paragraph" style:parent-style-name="Text_20_body">
      <style:paragraph-properties fo:margin-left="0.4925in" fo:margin-right="0in" fo:text-indent="0in" style:auto-text-indent="false"/>
      <style:text-properties style:font-name="Courier 10 Pitch"/>
    </style:style>
    <style:style style:name="P29" style:family="paragraph" style:parent-style-name="Text_20_body">
      <style:paragraph-properties fo:text-align="start" style:justify-single-word="false" fo:break-before="page"/>
      <style:text-properties fo:font-size="8pt" style:font-size-asian="8pt" style:font-size-complex="8pt"/>
    </style:style>
    <style:style style:name="P30" style:family="paragraph" style:parent-style-name="Text_20_body">
      <style:paragraph-properties fo:margin-left="0in" fo:margin-right="0in" fo:text-indent="0in" style:auto-text-indent="false"/>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style="italic" style:font-style-asian="italic" style:font-style-complex="italic"/>
    </style:style>
    <style:style style:name="P33" style:family="paragraph" style:parent-style-name="Standard" style:master-page-name="First_20_Page">
      <style:paragraph-properties style:page-number="auto"/>
    </style:style>
    <style:style style:name="P34" style:family="paragraph" style:parent-style-name="Standard" style:list-style-name="L2"/>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2">
      <style:paragraph-properties>
        <style:tab-stops>
          <style:tab-stop style:position="6.4957in" style:type="right" style:leader-style="dotted" style:leader-text="."/>
        </style:tab-stops>
      </style:paragraph-properties>
    </style:style>
    <style:style style:name="P38" style:family="paragraph" style:parent-style-name="User_20_Index_20_1">
      <style:paragraph-properties>
        <style:tab-stops>
          <style:tab-stop style:position="6.6925in" style:type="right" style:leader-style="dotted" style:leader-text="."/>
        </style:tab-stops>
      </style:paragraph-properties>
    </style:style>
    <style:style style:name="P39" style:family="paragraph" style:parent-style-name="User_20_Index_20_Heading">
      <style:paragraph-properties fo:break-before="page"/>
    </style:style>
    <style:style style:name="P40" style:family="paragraph" style:parent-style-name="Contents_20_4">
      <style:paragraph-properties>
        <style:tab-stops>
          <style:tab-stop style:position="6.1028in" style:type="right" style:leader-style="dotted" style:leader-text="."/>
        </style:tab-stops>
      </style:paragraph-properties>
    </style:style>
    <style:style style:name="P41" style:family="paragraph" style:parent-style-name="Contents_20_5">
      <style:paragraph-properties>
        <style:tab-stops>
          <style:tab-stop style:position="5.9063in" style:type="right" style:leader-style="dotted" style:leader-text="."/>
        </style:tab-stops>
      </style:paragraph-properties>
    </style:style>
    <style:style style:name="P42" style:family="paragraph" style:parent-style-name="Table_20_Contents">
      <style:paragraph-properties fo:text-align="justify" style:justify-single-word="false"/>
      <style:text-properties fo:font-style="italic" style:font-style-asian="italic" style:font-style-complex="italic"/>
    </style:style>
    <style:style style:name="P43" style:family="paragraph" style:parent-style-name="Table_20_Contents">
      <style:paragraph-properties fo:text-align="justify" style:justify-single-word="false"/>
    </style:style>
    <style:style style:name="P44" style:family="paragraph" style:parent-style-name="Text_20_body" style:list-style-name="L1">
      <style:paragraph-properties fo:text-align="justify" style:justify-single-word="false"/>
      <style:text-properties fo:font-size="8pt" style:font-size-asian="8pt" style:font-size-complex="8pt"/>
    </style:style>
    <style:style style:name="P45" style:family="paragraph" style:parent-style-name="Text_20_body" style:list-style-name="L2">
      <style:text-properties style:font-name="Bitstream Vera Sans1"/>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
      <style:paragraph-properties fo:margin-top="0in" fo:margin-bottom="0in" fo:text-align="justify" style:justify-single-word="false"/>
      <style:text-properties fo:font-size="8pt" style:font-size-asian="8pt" style:font-size-complex="8pt"/>
    </style:style>
    <style:style style:name="P56" style:family="paragraph" style:parent-style-name="Text_20_body">
      <style:paragraph-properties fo:margin-left="0.4925in" fo:margin-right="0in" fo:text-indent="0in" style:auto-text-indent="false"/>
      <style:text-properties style:font-name="Courier New"/>
    </style:style>
    <style:style style:name="P57" style:family="paragraph" style:parent-style-name="Contents_20_3">
      <style:paragraph-properties>
        <style:tab-stops>
          <style:tab-stop style:position="6.2992in" style:type="right" style:leader-style="dotted" style:leader-text="."/>
        </style:tab-stops>
      </style:paragraph-properties>
    </style:style>
    <style:style style:name="P58" style:family="paragraph" style:parent-style-name="Bibliography_20_1">
      <style:paragraph-properties>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T15" style:family="text">
      <style:text-properties style:font-name="Bitstream Vera Sans Mono"/>
    </style:style>
    <style:style style:name="T16" style:family="text">
      <style:text-properties style:font-name="Courier New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15</text:p>
      <text:p text:style-name="P4"/>
      <text:p text:style-name="P4">Status: Beta</text:p>
      <text:p text:style-name="P4"/>
      <text:p text:style-name="P4"><text:date style:data-style-name="N76" text:date-value="2010-01-29T13:25:27.99" text:fixed="true">January 29, 2010</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2010 by florath nanosystems &amp; telecommunications GmbH &amp; Co. KG - <text:a xlink:type="simple" xlink:href="http://www.flonatel.org/">www.flonatel.org</text:a></text:p>
      <text:p text:style-name="P10">All rights reserved.</text:p>
      <text:p text:style-name="P6">Redistribution and use in physical and binary forms, with or without modification, are permitted provided that the following conditions are met:</text:p>
      <text:list text:style-name="L1">
        <text:list-item>
          <text:p text:style-name="P55">Redistributions must retain the above copyright notice, this list of conditions and the following disclaimer. </text:p>
        </text:list-item>
        <text:list-item>
          <text:p text:style-name="P44">Neither the name of the florath nanosystems &amp; telecommunications GmbH &amp; Co. KG nor the names of its contributors may be used to endorse or promote products derived from this software without specific prior written permission. </text:p>
        </text:list-item>
      </text:list>
      <text:p text:style-name="P10">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1 Note About Status<text:tab/>7</text:p>
          <text:p text:style-name="P36">2 Features<text:tab/>7</text:p>
          <text:p text:style-name="P36">3 Name<text:tab/>7</text:p>
          <text:p text:style-name="P36">4 Alternatives<text:tab/>7</text:p>
          <text:p text:style-name="P36">5 Introduction<text:tab/>8</text:p>
          <text:p text:style-name="P36">6 Definitions<text:tab/>8</text:p>
          <text:p text:style-name="P37">6.1 Wording<text:tab/>8</text:p>
          <text:p text:style-name="P37">6.2 Boot type<text:tab/>8</text:p>
          <text:p text:style-name="P37">6.3 Boot variant<text:tab/>8</text:p>
          <text:p text:style-name="P36">7 Requirements<text:tab/>9</text:p>
          <text:p text:style-name="P37">7.1 General<text:tab/>9</text:p>
          <text:p text:style-name="P37">7.2 initramfs<text:tab/>9</text:p>
          <text:p text:style-name="P37">7.3 init <text:tab/>9</text:p>
          <text:p text:style-name="P57">7.3.1 Phases and Stages<text:tab/>10</text:p>
          <text:p text:style-name="P40">7.3.1.1 Stages<text:tab/>11</text:p>
          <text:p text:style-name="P40">7.3.1.2 Phases<text:tab/>12</text:p>
          <text:p text:style-name="P57">7.3.2 Modular<text:tab/>14</text:p>
          <text:p text:style-name="P57">7.3.3 Dependencies<text:tab/>15</text:p>
          <text:p text:style-name="P57">7.3.4 Command Line Parameters<text:tab/>15</text:p>
          <text:p text:style-name="P57">7.3.5 Boot types <text:tab/>16</text:p>
          <text:p text:style-name="P40">7.3.5.1 Generic<text:tab/>16</text:p>
          <text:p text:style-name="P40">7.3.5.2 local<text:tab/>16</text:p>
          <text:p text:style-name="P40">7.3.5.3 nfs<text:tab/>17</text:p>
          <text:p text:style-name="P40">7.3.5.4 iscsi<text:tab/>17</text:p>
          <text:p text:style-name="P57">7.3.6 Boot variants<text:tab/>18</text:p>
          <text:p text:style-name="P40">7.3.6.1 udev <text:tab/>18</text:p>
          <text:p text:style-name="P40">7.3.6.2 multipath<text:tab/>18</text:p>
          <text:p text:style-name="P40">7.3.6.3 LVM2<text:tab/>18</text:p>
          <text:p text:style-name="P40">7.3.6.4 md<text:tab/>18</text:p>
          <text:p text:style-name="P40">7.3.6.5 Interaction of lvm2 and md<text:tab/>19</text:p>
          <text:p text:style-name="P40">7.3.6.6 network <text:tab/>19</text:p>
          <text:p text:style-name="P41">7.3.6.6.1DHCP<text:tab/>19</text:p>
          <text:p text:style-name="P41">7.3.6.6.2static<text:tab/>20</text:p>
          <text:p text:style-name="P40">7.3.6.7 tftp <text:tab/>20</text:p>
          <text:p text:style-name="P40">7.3.6.8 aufs<text:tab/>21</text:p>
          <text:p text:style-name="P36">8 Design decisions<text:tab/>21</text:p>
          <text:p text:style-name="P37">8.1 Python<text:tab/>21</text:p>
          <text:p text:style-name="P36">9 Implementation Details<text:tab/>21</text:p>
          <text:p text:style-name="P37">9.1 Shared Library handling<text:tab/>21</text:p>
          <text:p text:style-name="P36">10 Testing<text:tab/>22</text:p>
          <text:p text:style-name="P37">10.1 Tested systems<text:tab/>23</text:p>
          <text:p text:style-name="P36">11 Releases / Versions / History<text:tab/>24</text:p>
          <text:p text:style-name="P37">11.1 Releases<text:tab/>24</text:p>
          <text:p text:style-name="P57">11.1.1 0.0.1 [2008-03-31]<text:tab/>24</text:p>
          <text:p text:style-name="P57"><text:soft-page-break/>11.1.2 0.0.2 [2008-04-04]<text:tab/>24</text:p>
          <text:p text:style-name="P57">11.1.3 0.1 [2008-04-18]<text:tab/>25</text:p>
          <text:p text:style-name="P57">11.1.4 0.2 [2008-05-03]<text:tab/>25</text:p>
          <text:p text:style-name="P57">11.1.5 0.3 [2008-07-02]<text:tab/>25</text:p>
          <text:p text:style-name="P57">11.1.6 0.4 [2009-06-20]<text:tab/>25</text:p>
          <text:p text:style-name="P57">11.1.7 0.5 [2010-??-??]<text:tab/>25</text:p>
          <text:p text:style-name="P57">11.1.8 Short term aims<text:tab/>25</text:p>
          <text:p text:style-name="P57">11.1.9 Aims to get to stable state<text:tab/>25</text:p>
          <text:p text:style-name="P57">11.1.10 Long term aims<text:tab/>25</text:p>
          <text:p text:style-name="P36">12 Open Points / ToDo<text:tab/>26</text:p>
          <text:p text:style-name="P36">13 Bibliography<text:tab/>26</text:p>
        </text:index-body>
      </text:table-of-content>
      <text:p text:style-name="P7"/>
      <text:p text:style-name="P11"/>
      <text:p text:style-name="P11"/>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39">Requirements</text:p>
          </text:index-title>
          <text:p text:style-name="P38">Requirement #1: Create bootable initramfs<text:tab/>9</text:p>
          <text:p text:style-name="P38">Requirement #2: Debian packages on stable<text:tab/>9</text:p>
          <text:p text:style-name="P38">Requirement #3: General<text:tab/>9</text:p>
          <text:p text:style-name="P38">Requirement #4: init as a shell script<text:tab/>9</text:p>
          <text:p text:style-name="P38">Requirement #5: Efficient<text:tab/>10</text:p>
          <text:p text:style-name="P38">Requirement #6: Phases<text:tab/>10</text:p>
          <text:p text:style-name="P38">Requirement #7: Stages<text:tab/>10</text:p>
          <text:p text:style-name="P38">Requirement #8: Stages are optional<text:tab/>11</text:p>
          <text:p text:style-name="P38">Requirement #9: Stage prepare<text:tab/>11</text:p>
          <text:p text:style-name="P38">Requirement #10: Stage pre_output<text:tab/>11</text:p>
          <text:p text:style-name="P38">Requirement #11: Stage pre_output only for Generic Module<text:tab/>11</text:p>
          <text:p text:style-name="P38">Requirement #12: Stage output<text:tab/>11</text:p>
          <text:p text:style-name="P38">Requirement #13: Stage post_output<text:tab/>12</text:p>
          <text:p text:style-name="P38">Requirement #14: Stage post_output only for Generic Module<text:tab/>12</text:p>
          <text:p text:style-name="P38">Requirement #15: Stage cleanup<text:tab/>12</text:p>
          <text:p text:style-name="P38">Requirement #16: Phase Intro<text:tab/>12</text:p>
          <text:p text:style-name="P38">Requirement #17: Phase FunctionDefinition<text:tab/>12</text:p>
          <text:p text:style-name="P38">Requirement #18: Phase CommandLineParsing<text:tab/>12</text:p>
          <text:p text:style-name="P38">Requirement #19: Phase CommandLineVerbose<text:tab/>13</text:p>
          <text:p text:style-name="P38">Requirement #20: Phase InitialSystemSetup<text:tab/>13</text:p>
          <text:p text:style-name="P38">Requirement #21: Phase CommandLineEvaluation<text:tab/>13</text:p>
          <text:p text:style-name="P38">Requirement #22: Phase HandleInitialModuleSetup<text:tab/>13</text:p>
          <text:p text:style-name="P38">Requirement #23: Phase SetupLowLevelTransport<text:tab/>13</text:p>
          <text:p text:style-name="P38">Requirement #24: Phase SetupHighLevelTransport<text:tab/>13</text:p>
          <text:p text:style-name="P38">Requirement #25: Phase SetupDiskDevices<text:tab/>14</text:p>
          <text:p text:style-name="P38">Requirement #26: Phase MountRoot<text:tab/>14</text:p>
          <text:p text:style-name="P38">Requirement #27: Phase PrepareRootDir<text:tab/>14</text:p>
          <text:p text:style-name="P38">Requirement #28: Phase CheckForInit<text:tab/>14</text:p>
          <text:p text:style-name="P38">Requirement #29: Phase RunInit<text:tab/>14</text:p>
          <text:p text:style-name="P38">Requirement #30: Program must be modular<text:tab/>14</text:p>
          <text:p text:style-name="P38">Requirement #31: Dependencies<text:tab/>15</text:p>
          <text:p text:style-name="P38">Requirement #32: Specification of Dependencies<text:tab/>15</text:p>
          <text:p text:style-name="P38">Requirement #33: Granularity of Dependencies<text:tab/>15</text:p>
          <text:p text:style-name="P38">Requirement #34: Exclusion of existing kernel parameters<text:tab/>15</text:p>
          <text:p text:style-name="P38">Requirement #35: rfs: Root File System<text:tab/>15</text:p>
          <text:p text:style-name="P38">Requirement #36: rfs: Syntax<text:tab/>16</text:p>
          <text:p text:style-name="P38">Requirement #37: rfs: Boot Type<text:tab/>16</text:p>
          <text:p text:style-name="P38">Requirement #38: Additional Parameters<text:tab/>16</text:p>
          <text:p text:style-name="P38">Requirement #39: Boot Variant<text:tab/>16</text:p>
          <text:p text:style-name="P38">Requirement #40: Host ID<text:tab/>16</text:p>
          <text:p text:style-name="P38">Requirement #41: local: Generic<text:tab/>16</text:p>
          <text:p text:style-name="P38">Requirement #42: local: path<text:tab/>17</text:p>
          <text:p text:style-name="P38">Requirement #43: nfs: global<text:tab/>17</text:p>
          <text:p text:style-name="P38">Requirement #44: nfs: path<text:tab/>17</text:p>
          <text:p text:style-name="P38"><text:soft-page-break/>Requirement #45: nfs: path parameter<text:tab/>17</text:p>
          <text:p text:style-name="P38">Requirement #46: iscsi: Generic<text:tab/>17</text:p>
          <text:p text:style-name="P38">Requirement #47: iscsi: Parameter localiqn<text:tab/>17</text:p>
          <text:p text:style-name="P38">Requirement #48: iscsi: Parameter portals (optional)<text:tab/>17</text:p>
          <text:p text:style-name="P38">Requirement #49: iscsi: Effects of parameter portals (positive)<text:tab/>17</text:p>
          <text:p text:style-name="P38">Requirement #50: iscsi: Effects of parameter portals (negative)<text:tab/>17</text:p>
          <text:p text:style-name="P38">Requirement #51: iscsi: path<text:tab/>18</text:p>
          <text:p text:style-name="P38">Requirement #52: udev: Generic<text:tab/>18</text:p>
          <text:p text:style-name="P38">Requirement #53: multipath: Generic<text:tab/>18</text:p>
          <text:p text:style-name="P38">Requirement #54: lvm2: Generic<text:tab/>18</text:p>
          <text:p text:style-name="P38">Requirement #55: md: Generic<text:tab/>18</text:p>
          <text:p text:style-name="P38">Requirement #56: Interaction between lvm2 and md<text:tab/>19</text:p>
          <text:p text:style-name="P38">Requirement #57: network: Generic<text:tab/>19</text:p>
          <text:p text:style-name="P38">Requirement #58: network: Parameter nw<text:tab/>19</text:p>
          <text:p text:style-name="P38">Requirement #59: network: Syntax of nw Parameter<text:tab/>19</text:p>
          <text:p text:style-name="P38">Requirement #60: network: DHCP<text:tab/>19</text:p>
          <text:p text:style-name="P38">Requirement #61: network: DHCP and classless routing<text:tab/>19</text:p>
          <text:p text:style-name="P38">Requirement #62: tftp: Dependency to Network Boot Variant<text:tab/>20</text:p>
          <text:p text:style-name="P38">Requirement #63: tftp: Command Line Parameters<text:tab/>20</text:p>
          <text:p text:style-name="P38">Requirement #64: tftp: File Name<text:tab/>20</text:p>
          <text:p text:style-name="P38">Requirement #65: tftp: File Format<text:tab/>20</text:p>
          <text:p text:style-name="P38">Requirement #66: tftp: File Extraction<text:tab/>20</text:p>
          <text:p text:style-name="P38">Requirement #67: tftp: Execution of Shell Script<text:tab/>21</text:p>
          <text:p text:style-name="P38">Requirement #68: aufs: Handling<text:tab/>21</text:p>
        </text:index-body>
      </text:user-index>
      <text:p text:style-name="P11"/>
      <text:p text:style-name="P29"/>
      <text:h text:style-name="Heading_20_1" text:outline-level="1">Note About Status</text:h>
      <text:p text:style-name="Text_20_body">This document has beta status. <text:s/>That means, that mostly everything may change.</text:p>
      <text:h text:style-name="Heading_20_1" text:outline-level="1">Features</text:h>
      <text:p text:style-name="P12"><text:span text:style-name="T1">init4boot</text:span> <text:span text:style-name="T3">brings mostly everything that similar packages – like initramfs-tools or yaird – provide, but it adds the following functionality:</text:span></text:p>
      <text:list text:style-name="L2">
        <text:list-item>
          <text:p text:style-name="P45">it's extensible: to add functionality, only a small python module is needed.</text:p>
        </text:list-item>
        <text:list-item>
          <text:p text:style-name="P34"><text:span text:style-name="T3">boot with init script generated by </text:span><text:span text:style-name="T1">init4boot</text:span><text:span text:style-name="T3"> is faster, because</text:span></text:p>
          <text:list>
            <text:list-item>
              <text:p text:style-name="P45">everything that can be handled is handled at script creation time – and not during boot time.</text:p>
            </text:list-item>
            <text:list-item>
              <text:p text:style-name="P34"><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45">it's portable and the resulting initramfs can be used for mostly all systems.</text:p>
        </text:list-item>
        <text:list-item>
          <text:p text:style-name="P45">there is no data collected and used from the build-host system.</text:p>
        </text:list-item>
        <text:list-item>
          <text:p text:style-name="P45">all configuration is done with command line parameters and the dhcp rootpath parameter.</text:p>
        </text:list-item>
        <text:list-item>
          <text:p text:style-name="P45">iSCSI boot is supported.</text:p>
        </text:list-item>
        <text:list-item>
          <text:p text:style-name="P45">multipath is supported – also during boot time.</text:p>
        </text:list-item>
        <text:list-item>
          <text:p text:style-name="P45">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20" text:outline-level="1">Alternatives</text:h>
      <text:p text:style-name="P13">There are a couple of other tools and packages, that do similar things:</text:p>
      <text:list text:style-name="L3">
        <text:list-item>
          <text:p text:style-name="P46"><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46"><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46"><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47"><text:span text:style-name="T12">local</text:span> for local disks</text:p>
        </text:list-item>
        <text:list-item>
          <text:p text:style-name="P47"><text:span text:style-name="T12">iscsi</text:span> for root devices using the iSCSI protocol</text:p>
        </text:list-item>
        <text:list-item>
          <text:p text:style-name="P47"><text:span text:style-name="T12">nfs</text:span> for NFS mounted root devices</text:p>
        </text:list-item>
      </text:list>
      <text:p text:style-name="Text_20_body">Note that this list might be extended.</text:p>
      <text:p text:style-name="P17">Status Note: not all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48"><text:soft-page-break/>network</text:p>
        </text:list-item>
        <text:list-item>
          <text:p text:style-name="P48">udev</text:p>
        </text:list-item>
        <text:list-item>
          <text:p text:style-name="P48">multipath</text:p>
        </text:list-item>
        <text:list-item>
          <text:p text:style-name="P48">lvm2</text:p>
        </text:list-item>
        <text:list-item>
          <text:p text:style-name="P48">md</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3"/>
      <text:h text:style-name="P20" text:outline-level="1">Requirements</text:h>
      <text:h text:style-name="P21"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p text:style-name="P9"/>
      <text:list text:style-name="Req-Numbering" text:continue-numbering="true">
        <text:list-item>
          <text:p text:style-name="P22">Debian packages on stable</text:p>
          <text:p text:style-name="P23">When providing Debian packages, these must be build on the stable distribution.</text:p>
        </text:list-item>
      </text:list>
      <text:p text:style-name="P13">Note: This minimizes the install dependencies.</text:p>
      <text:h text:style-name="P21" text:outline-level="2">initramfs</text:h>
      <text:p text:style-name="P13">This chapter summaries the requirements for the initramfs that is created with the command line tool.</text:p>
      <text:list text:style-name="Req-Numbering" text:continue-numbering="true">
        <text:list-item>
          <text:p text:style-name="P22">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3">Note: This might be hard to test. <text:s/>One thing that follows, is that (mostly) all modules from the system are put into the initramfs.</text:p>
      <text:h text:style-name="P21" text:outline-level="2">init </text:h>
      <text:list text:style-name="Req-Numbering" text:continue-numbering="true">
        <text:list-item>
          <text:p text:style-name="P22">init as a shell script</text:p>
          <text:p text:style-name="Req-Text"><text:span text:style-name="T3">The init script(s) </text:span><text:span text:style-name="T5">must</text:span><text:span text:style-name="T3"> be a shell script executed by the /bin/sh (which is </text:span><text:soft-page-break/><text:span text:style-name="T3">typically linked to busybox).</text:span></text:p>
        </text:list-item>
      </text:list>
      <text:p text:style-name="P13">Note: That means, that (only) the busybox functionality must be used in the scripts – and not maybe some advances bash functionality.</text:p>
      <text:p text:style-name="P13"/>
      <text:list text:style-name="Req-Numbering" text:continue-numbering="true">
        <text:list-item>
          <text:p text:style-name="P22">Efficient</text:p>
          <text:p text:style-name="Req-Text"><text:span text:style-name="T3">The created init script(s) </text:span><text:span text:style-name="T5">must</text:span><text:span text:style-name="T3"> be as efficient as it makes sense.</text:span></text:p>
        </text:list-item>
      </text:list>
      <text:p text:style-name="P13">Note: This is not a real-fact hard requirement, this is just the remark, that everything that can be done during initramfs / init script creation must be done then, e.g. handling dependencies of the different modules.</text:p>
      <text:h text:style-name="P19" text:outline-level="3">Phases and Stages</text:h>
      <text:p text:style-name="P13">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oft-page-break/><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text:soft-page-break/></text:p>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4">• Add a comment that the script is automatically generated and should not be changed.</text:p>
          <text:p text:style-name="P24">• Add the time of creation, name and version of the creation tool.</text:p>
        </text:list-item>
      </text:list>
      <text:p text:style-name="P14"/>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6"><text:soft-page-break/>for x in $(cat /proc/cmdline); do </text:p>
      <text:p text:style-name="P25"><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text:soft-page-break/>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9"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3"><text:soft-page-break/>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3"/>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3"/>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3"/>
      <text:h text:style-name="P19" text:outline-level="3">Command Line Parameters</text:h>
      <text:p text:style-name="P13">The command line parameters are reached to the init script via <text:span text:style-name="T14">/proc/cmdline</text:span> from the kernel.</text:p>
      <text:p text:style-name="P13">There are some general command line parameters that are handled for mostly all modules – these are described in this section.</text:p>
      <text:p text:style-name="P13">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3"/>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text:soft-page-break/>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8"/>
      <text:list text:style-name="Req-Numbering" text:continue-numbering="true">
        <text:list-item>
          <text:p text:style-name="P22">rfs: Boot Type</text:p>
          <text:p text:style-name="P23">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8">fast=yes;use_fb=no;serverip=10.1.1.3</text:p>
      <text:p text:style-name="P30"/>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8"/>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text:soft-page-break/></text:p>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h text:style-name="Heading_20_4" text:outline-level="4">nfs</text:h>
      <text:list text:style-name="Req-Numbering" text:continue-numbering="true">
        <text:list-item>
          <text:p text:style-name="Req-Name">nfs: global</text:p>
          <text:p text:style-name="Req-Text">It must be possible to boot from NFS based root disk.</text:p>
        </text:list-item>
      </text:list>
      <text:p text:style-name="Text_20_body"/>
      <text:list text:style-name="Req-Numbering" text:continue-numbering="true">
        <text:list-item>
          <text:p text:style-name="Req-Name">nfs: path</text:p>
          <text:p text:style-name="Req-Text">The path to the NFS root disk that <text:span text:style-name="T11">must</text:span> be specified with the additional parameter <text:span text:style-name="T15">path=</text:span> <text:span text:style-name="T11">must</text:span> be used as the root disk.</text:p>
        </text:list-item>
      </text:list>
      <text:p text:style-name="Text_20_body"/>
      <text:list text:style-name="Req-Numbering" text:continue-numbering="true">
        <text:list-item>
          <text:p text:style-name="Req-Name">nfs: path parameter</text:p>
          <text:p text:style-name="Req-Text">The path parameter <text:span text:style-name="T11">must</text:span> be of the form host:/path – where host is the IP address and path is the path to the root file system.</text:p>
        </text:list-item>
      </text:list>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 (optional)</text:p>
          <text:p text:style-name="Req-Text">All iSCSI target portals <text:span text:style-name="T11">may</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Effects of parameter portals (positive)</text:p>
          <text:p text:style-name="Req-Text">If the parameter <text:span text:style-name="T16">portals=</text:span> is specified, the portals <text:span text:style-name="T11">must</text:span> be used for iSCSI discovery. <text:s/>All discovered targets <text:span text:style-name="T11">must</text:span> be used.</text:p>
        </text:list-item>
      </text:list>
      <text:p text:style-name="Text_20_body"/>
      <text:list text:style-name="Req-Numbering" text:continue-numbering="true">
        <text:list-item>
          <text:p text:style-name="Req-Name">iscsi: Effects of parameter portals (negative)</text:p>
          <text:p text:style-name="Req-Text"><text:soft-page-break/>If the parameter <text:s/><text:span text:style-name="T16">portals=</text:span> is not specified, the iscsiadm <text:span text:style-name="T11">must</text:span> be started with the parameters, so that all targets are connected automatically – when the configuration says so.</text:p>
        </text:list-item>
      </text:list>
      <text:p text:style-name="Text_20_body">Note: This gives the possibility to download the whole open-iscsi database during the tftp stage and just use this with all those configurations.</text:p>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7">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text:span text:style-name="T15">multipath</text:span>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2</text:h>
      <text:list text:style-name="Req-Numbering" text:continue-numbering="true">
        <text:list-item>
          <text:p text:style-name="Req-Name">lvm2: Generic</text:p>
          <text:p text:style-name="Req-Text">When the boot variant <text:span text:style-name="T15">lvm2</text:span> is specified, the Linux logical volume manager <text:span text:style-name="T11">must</text:span> be started.</text:p>
        </text:list-item>
      </text:list>
      <text:h text:style-name="Heading_20_4" text:outline-level="4">md</text:h>
      <text:list text:style-name="Req-Numbering" text:continue-numbering="true">
        <text:list-item>
          <text:p text:style-name="Req-Name">md: Generic</text:p>
          <text:p text:style-name="Req-Text">When the boot variant <text:span text:style-name="T15">md</text:span> is specified, the Linux multi device <text:span text:style-name="T11">must</text:span> be started.</text:p>
        </text:list-item>
      </text:list>
      <text:h text:style-name="Heading_20_4" text:outline-level="4"><text:soft-page-break/>Interaction of lvm2 and md</text:h>
      <text:p text:style-name="Text_20_body">Because it is possible to build a stack of lvm2 and md volumes, the scan must be done iteratively.</text:p>
      <text:list text:style-name="Req-Numbering" text:continue-numbering="true">
        <text:list-item>
          <text:p text:style-name="Req-Name">Interaction between lvm2 and md</text:p>
          <text:p text:style-name="Req-Text">When <text:span text:style-name="T15">lvm2</text:span> and <text:span text:style-name="T15">md</text:span> boot variants are specified, the lvm2 and md volume scanning must be done iteratively at least three times.</text:p>
        </text:list-item>
      </text:list>
      <text:p text:style-name="Text_20_body">With this requirement it is possible to have a lvm2 device on a md device which itself uses some parts of different lvm2 devices. (This is a real world example.)</text:p>
      <text:h text:style-name="Heading_20_4" text:outline-level="4">network </text:h>
      <text:list text:style-name="Req-Numbering" text:continue-numbering="true">
        <text:list-item>
          <text:p text:style-name="Req-Name">network: Generic</text:p>
          <text:p text:style-name="Req-Text">When the boot variant <text:span text:style-name="T15">network</text:span>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3"/>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text:span text:style-name="T11">must</text:span> be initialized with the help of DHCP. </text:p>
        </text:list-item>
      </text:list>
      <text:p text:style-name="P13"/>
      <text:p text:style-name="P13">Example:</text:p>
      <text:p text:style-name="P27">nw=eth3:dhcp,eth5:dhcp</text:p>
      <text:p text:style-name="P27"/>
      <text:list text:style-name="Req-Numbering" text:continue-numbering="true">
        <text:list-item>
          <text:p text:style-name="Req-Name">network: DHCP and classless routing</text:p>
          <text:p text:style-name="Req-Text">When DHCP is used for configuring network interfaces, the classless routing, as described in <text:bibliography-mark text:identifier="RFC 3442" text:bibliography-type="manual" text:author="Lemon, T; Cheshire, S; Volz, B" text:title="The Classless Static Route Option for Dynamic Host Configuration Protocol (DHCP) version 4" text:year="2002" text:url="http://tools.ietf.org/html/rfc3442">[RFC 3442]</text:bibliography-mark> <text:span text:style-name="T11">must</text:span> be supported.</text:p>
        </text:list-item>
      </text:list>
      <text:h text:style-name="Heading_20_5" text:outline-level="5"><text:soft-page-break/>static</text:h>
      <text:p text:style-name="Text_20_body">Note: Static IP address assignment is currently not supported.</text:p>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text:soft-page-break/>Note: So it is very easy to store some configuration files in the tar archive, e.g. something like <text:span text:style-name="T13">/etc/multipath.conf</text:span> or <text:span text:style-name="T13">/etc/iscsi/iscsid.conf</text:span>.</text:p>
      <text:p text:style-name="P16"/>
      <text:list text:style-name="Req-Numbering" text:continue-numbering="true">
        <text:list-item>
          <text:p text:style-name="Req-Name">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7">tftp=192.168.228.24,192.168.228.25</text:p>
      <text:h text:style-name="Heading_20_4" text:outline-level="4">aufs</text:h>
      <text:p text:style-name="Text_20_body">To use read only root devices, it is possible to run aufs (a la union file system) atop all available other root devices (local, nfs, iscsi). <text:s/>This boot variant makes it possible to have a shared read-only device and many different computers can boot from the same device. <text:s/>It is also possible to use fai <text:bibliography-mark text:identifier="FAI" text:bibliography-type="manual" text:url="http://www.informatik.uni-koeln.de/fai/">[FAI]</text:bibliography-mark> to install Guest Systems with iSCSI root disks.</text:p>
      <text:list text:style-name="Req-Numbering" text:continue-numbering="true">
        <text:list-item>
          <text:p text:style-name="Req-Name">aufs: Handling</text:p>
          <text:p text:style-name="Req-Text">When the aufs boot variant is enabled an overlay ram filesystem is build over the existing given root disk.</text:p>
        </text:list-item>
      </text:list>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9">one initramfs should be usable mostly everywhere, and</text:p>
        </text:list-item>
        <text:list-item>
          <text:p text:style-name="P49">it must be possible to created the initramfs on every system,</text:p>
        </text:list-item>
      </text:list>
      <text:p text:style-name="Text_20_body">it is not possible</text:p>
      <text:list text:style-name="L7">
        <text:list-item>
          <text:p text:style-name="P50">execute any program,</text:p>
        </text:list-item>
        <text:list-item>
          <text:p text:style-name="P50">to call ldd on a program,</text:p>
        </text:list-item>
        <text:list-item>
          <text:p text:style-name="P50"><text:soft-page-break/>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 – for each distribution.</text:p>
      <text:p text:style-name="Text_20_body">Dependencies:</text:p>
      <text:list text:style-name="L8">
        <text:list-item>
          <text:p text:style-name="P51">Architecture: amd64, arm, armeb, alpha, hppa, i386, ia64, m68k, mips, mipsel, powerpc, s390, sh, sparc</text:p>
        </text:list-item>
        <text:list-item>
          <text:p text:style-name="P51">Virtualization: Bare Metal, Xen dom0, Xen domU</text:p>
        </text:list-item>
        <text:list-item>
          <text:p text:style-name="P51">Multipath: on, off</text:p>
        </text:list-item>
        <text:list-item>
          <text:p text:style-name="P51">udev: on, off? (Are there systems out there without any udev these times?)</text:p>
        </text:list-item>
        <text:list-item>
          <text:p text:style-name="P51">Boot type: iSCSI, local, nfs</text:p>
        </text:list-item>
        <text:list-item>
          <text:p text:style-name="P51">LVM: on, off</text:p>
        </text:list-item>
        <text:list-item>
          <text:p text:style-name="P51">Using disk id: off, label, uuid</text:p>
        </text:list-item>
        <text:list-item>
          <text:p text:style-name="P51">EVMS: on, off</text:p>
        </text:list-item>
        <text:list-item>
          <text:p text:style-name="P51">MD: on, off</text:p>
        </text:list-item>
        <text:list-item>
          <text:p text:style-name="P51">dm-crypt: on, off</text:p>
        </text:list-item>
        <text:list-item>
          <text:p text:style-name="P51">Transport Interface: SCSI, SATA, USB, IEEE1394, CCISS, ida, network</text:p>
        </text:list-item>
        <text:list-item>
          <text:p text:style-name="P51">usplash / splashy: on, off</text:p>
        </text:list-item>
        <text:list-item>
          <text:p text:style-name="P51">? cramfs initrd: on, off</text:p>
        </text:list-item>
        <text:list-item>
          <text:p text:style-name="P51">USB keyboard: on, off</text:p>
        </text:list-item>
        <text:list-item>
          <text:p text:style-name="P51">? uswsusp: on, off</text:p>
        </text:list-item>
        <text:list-item>
          <text:p text:style-name="P51">? swsusp: on, off</text:p>
        </text:list-item>
        <text:list-item>
          <text:p text:style-name="P51"><text:soft-page-break/>?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2">Distribution</text:p>
          </table:table-cell>
          <table:table-cell table:style-name="Table1.A1" office:value-type="string">
            <text:p text:style-name="P31">Debian</text:p>
          </table:table-cell>
          <table:table-cell table:style-name="Table1.A1" office:value-type="string">
            <text:p text:style-name="P32">Version</text:p>
          </table:table-cell>
          <table:table-cell table:style-name="Table1.D1" office:value-type="string">
            <text:p text:style-name="P31">4</text:p>
          </table:table-cell>
        </table:table-row>
        <table:table-row>
          <table:table-cell table:style-name="Table1.A2" office:value-type="string">
            <text:p text:style-name="P32">Architecture</text:p>
          </table:table-cell>
          <table:table-cell table:style-name="Table1.A2" office:value-type="string">
            <text:p text:style-name="P31">amd64</text:p>
          </table:table-cell>
          <table:table-cell table:style-name="Table1.A2" office:value-type="string">
            <text:p text:style-name="P32">Virtualization</text:p>
          </table:table-cell>
          <table:table-cell table:style-name="Table1.D2" office:value-type="string">
            <text:p text:style-name="P31">domU</text:p>
          </table:table-cell>
        </table:table-row>
        <table:table-row>
          <table:table-cell table:style-name="Table1.A2" office:value-type="string">
            <text:p text:style-name="P32">multipath</text:p>
          </table:table-cell>
          <table:table-cell table:style-name="Table1.A2" office:value-type="string">
            <text:p text:style-name="P31">on</text:p>
          </table:table-cell>
          <table:table-cell table:style-name="Table1.A2" office:value-type="string">
            <text:p text:style-name="P32">Boot Type</text:p>
          </table:table-cell>
          <table:table-cell table:style-name="Table1.D2" office:value-type="string">
            <text:p text:style-name="P31">iSCSI </text:p>
          </table:table-cell>
        </table:table-row>
        <table:table-row>
          <table:table-cell table:style-name="Table1.A2" office:value-type="string">
            <text:p text:style-name="P32">udev</text:p>
          </table:table-cell>
          <table:table-cell table:style-name="Table1.A2" office:value-type="string">
            <text:p text:style-name="P31">on</text:p>
          </table:table-cell>
          <table:table-cell table:style-name="Table1.A2" office:value-type="string">
            <text:p text:style-name="P32">lvm</text:p>
          </table:table-cell>
          <table:table-cell table:style-name="Table1.D2" office:value-type="string">
            <text:p text:style-name="P31">off</text:p>
          </table:table-cell>
        </table:table-row>
        <table:table-row>
          <table:table-cell table:style-name="Table1.A2" office:value-type="string">
            <text:p text:style-name="P32">disk id</text:p>
          </table:table-cell>
          <table:table-cell table:style-name="Table1.A2" office:value-type="string">
            <text:p text:style-name="P31">off</text:p>
          </table:table-cell>
          <table:table-cell table:style-name="Table1.A2" office:value-type="string">
            <text:p text:style-name="P32">evms</text:p>
          </table:table-cell>
          <table:table-cell table:style-name="Table1.D2" office:value-type="string">
            <text:p text:style-name="P31">off</text:p>
          </table:table-cell>
        </table:table-row>
        <table:table-row>
          <table:table-cell table:style-name="Table1.A2" office:value-type="string">
            <text:p text:style-name="P32">md</text:p>
          </table:table-cell>
          <table:table-cell table:style-name="Table1.A2" office:value-type="string">
            <text:p text:style-name="P31">off</text:p>
          </table:table-cell>
          <table:table-cell table:style-name="Table1.A2" office:value-type="string">
            <text:p text:style-name="P32">dm-crypt</text:p>
          </table:table-cell>
          <table:table-cell table:style-name="Table1.D2" office:value-type="string">
            <text:p text:style-name="P31">off</text:p>
          </table:table-cell>
        </table:table-row>
        <table:table-row>
          <table:table-cell table:style-name="Table1.A2" office:value-type="string">
            <text:p text:style-name="P32">interface</text:p>
          </table:table-cell>
          <table:table-cell table:style-name="Table1.A2" office:value-type="string">
            <text:p text:style-name="P31">network</text:p>
          </table:table-cell>
          <table:table-cell table:style-name="Table1.A2" office:value-type="string">
            <text:p text:style-name="P32">dmraid</text:p>
          </table:table-cell>
          <table:table-cell table:style-name="Table1.D2" office:value-type="string">
            <text:p text:style-name="P31">off</text:p>
          </table:table-cell>
        </table:table-row>
        <table:table-row>
          <table:table-cell table:style-name="Table1.A2" office:value-type="string">
            <text:p text:style-name="P32">(u)splash(y)</text:p>
          </table:table-cell>
          <table:table-cell table:style-name="Table1.A2" office:value-type="string">
            <text:p text:style-name="P31">off</text:p>
          </table:table-cell>
          <table:table-cell table:style-name="Table1.A2" office:value-type="string">
            <text:p text:style-name="P32">USB keyboard</text:p>
          </table:table-cell>
          <table:table-cell table:style-name="Table1.D2" office:value-type="string">
            <text:p text:style-name="P31">off</text:p>
          </table:table-cell>
        </table:table-row>
      </table:table>
      <text:p text:style-name="Text_20_body"/>
      <text:p text:style-name="Text_20_body">ISCSI devices tested: Linux IET, EMC AX150i</text:p>
      <text:p text:style-name="Text_20_body">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2">Distribution</text:p>
          </table:table-cell>
          <table:table-cell table:style-name="Table2.A1" office:value-type="string">
            <text:p text:style-name="P31">Debian</text:p>
          </table:table-cell>
          <table:table-cell table:style-name="Table2.A1" office:value-type="string">
            <text:p text:style-name="P32">Version</text:p>
          </table:table-cell>
          <table:table-cell table:style-name="Table2.D1" office:value-type="string">
            <text:p text:style-name="P31">4</text:p>
          </table:table-cell>
        </table:table-row>
        <table:table-row>
          <table:table-cell table:style-name="Table2.A2" office:value-type="string">
            <text:p text:style-name="P32">Architecture</text:p>
          </table:table-cell>
          <table:table-cell table:style-name="Table2.A2" office:value-type="string">
            <text:p text:style-name="P31">i386</text:p>
          </table:table-cell>
          <table:table-cell table:style-name="Table2.A2" office:value-type="string">
            <text:p text:style-name="P32">Virtualization</text:p>
          </table:table-cell>
          <table:table-cell table:style-name="Table2.D2" office:value-type="string">
            <text:p text:style-name="P31">bare metal</text:p>
          </table:table-cell>
        </table:table-row>
        <table:table-row>
          <table:table-cell table:style-name="Table2.A2" office:value-type="string">
            <text:p text:style-name="P32">multipath</text:p>
          </table:table-cell>
          <table:table-cell table:style-name="Table2.A2" office:value-type="string">
            <text:p text:style-name="P31">off</text:p>
          </table:table-cell>
          <table:table-cell table:style-name="Table2.A2" office:value-type="string">
            <text:p text:style-name="P32">Boot Type</text:p>
          </table:table-cell>
          <table:table-cell table:style-name="Table2.D2" office:value-type="string">
            <text:p text:style-name="P31">local </text:p>
          </table:table-cell>
        </table:table-row>
        <table:table-row>
          <table:table-cell table:style-name="Table2.A2" office:value-type="string">
            <text:p text:style-name="P32">udev</text:p>
          </table:table-cell>
          <table:table-cell table:style-name="Table2.A2" office:value-type="string">
            <text:p text:style-name="P31">on</text:p>
          </table:table-cell>
          <table:table-cell table:style-name="Table2.A2" office:value-type="string">
            <text:p text:style-name="P32">lvm</text:p>
          </table:table-cell>
          <table:table-cell table:style-name="Table2.D2" office:value-type="string">
            <text:p text:style-name="P31">off</text:p>
          </table:table-cell>
        </table:table-row>
        <table:table-row>
          <table:table-cell table:style-name="Table2.A2" office:value-type="string">
            <text:p text:style-name="P32">disk id</text:p>
          </table:table-cell>
          <table:table-cell table:style-name="Table2.A2" office:value-type="string">
            <text:p text:style-name="P31">off</text:p>
          </table:table-cell>
          <table:table-cell table:style-name="Table2.A2" office:value-type="string">
            <text:p text:style-name="P32">evms</text:p>
          </table:table-cell>
          <table:table-cell table:style-name="Table2.D2" office:value-type="string">
            <text:p text:style-name="P31">off</text:p>
          </table:table-cell>
        </table:table-row>
        <table:table-row>
          <table:table-cell table:style-name="Table2.A2" office:value-type="string">
            <text:p text:style-name="P32">md</text:p>
          </table:table-cell>
          <table:table-cell table:style-name="Table2.A2" office:value-type="string">
            <text:p text:style-name="P31">off</text:p>
          </table:table-cell>
          <table:table-cell table:style-name="Table2.A2" office:value-type="string">
            <text:p text:style-name="P32">dm-crypt</text:p>
          </table:table-cell>
          <table:table-cell table:style-name="Table2.D2" office:value-type="string">
            <text:p text:style-name="P31">off</text:p>
          </table:table-cell>
        </table:table-row>
        <table:table-row>
          <table:table-cell table:style-name="Table2.A2" office:value-type="string">
            <text:p text:style-name="P32">interface</text:p>
          </table:table-cell>
          <table:table-cell table:style-name="Table2.A2" office:value-type="string">
            <text:p text:style-name="P31">SATA</text:p>
          </table:table-cell>
          <table:table-cell table:style-name="Table2.A2" office:value-type="string">
            <text:p text:style-name="P32">dmraid</text:p>
          </table:table-cell>
          <table:table-cell table:style-name="Table2.D2" office:value-type="string">
            <text:p text:style-name="P31">off</text:p>
          </table:table-cell>
        </table:table-row>
        <table:table-row>
          <table:table-cell table:style-name="Table2.A2" office:value-type="string">
            <text:p text:style-name="P32">(u)splash(y)</text:p>
          </table:table-cell>
          <table:table-cell table:style-name="Table2.A2" office:value-type="string">
            <text:p text:style-name="P31">off</text:p>
          </table:table-cell>
          <table:table-cell table:style-name="Table2.A2" office:value-type="string">
            <text:p text:style-name="P32">USB keyboard</text:p>
          </table:table-cell>
          <table:table-cell table:style-name="Table2.D2" office:value-type="string">
            <text:p text:style-name="P31">off</text:p>
          </table:table-cell>
        </table:table-row>
      </table:table>
      <text:p text:style-name="Standard"/>
      <text:p text:style-name="Standard"/>
      <table:table table:name="Table4" table:style-name="Table4">
        <table:table-column table:style-name="Table4.A" table:number-columns-repeated="3"/>
        <table:table-column table:style-name="Table4.D"/>
        <table:table-row>
          <table:table-cell table:style-name="Table4.A1" office:value-type="string">
            <text:p text:style-name="P32">Distribution</text:p>
          </table:table-cell>
          <table:table-cell table:style-name="Table4.A1" office:value-type="string">
            <text:p text:style-name="P31">Debian</text:p>
          </table:table-cell>
          <table:table-cell table:style-name="Table4.A1" office:value-type="string">
            <text:p text:style-name="P32">Version</text:p>
          </table:table-cell>
          <table:table-cell table:style-name="Table4.D1" office:value-type="string">
            <text:p text:style-name="P31">5</text:p>
          </table:table-cell>
        </table:table-row>
        <table:table-row>
          <table:table-cell table:style-name="Table4.A2" office:value-type="string">
            <text:p text:style-name="P32">Architecture</text:p>
          </table:table-cell>
          <table:table-cell table:style-name="Table4.A2" office:value-type="string">
            <text:p text:style-name="P31">i386, amd64</text:p>
          </table:table-cell>
          <table:table-cell table:style-name="Table4.A2" office:value-type="string">
            <text:p text:style-name="P32">Virtualization</text:p>
          </table:table-cell>
          <table:table-cell table:style-name="Table4.D2" office:value-type="string">
            <text:p text:style-name="P31">Xen domU</text:p>
          </table:table-cell>
        </table:table-row>
        <table:table-row>
          <table:table-cell table:style-name="Table4.A2" office:value-type="string">
            <text:p text:style-name="P32">multipath</text:p>
          </table:table-cell>
          <table:table-cell table:style-name="Table4.A2" office:value-type="string">
            <text:p text:style-name="P31">off</text:p>
          </table:table-cell>
          <table:table-cell table:style-name="Table4.A2" office:value-type="string">
            <text:p text:style-name="P32">Boot Type</text:p>
          </table:table-cell>
          <table:table-cell table:style-name="Table4.D2" office:value-type="string">
            <text:p text:style-name="P31">iSCSI </text:p>
          </table:table-cell>
        </table:table-row>
        <table:table-row>
          <table:table-cell table:style-name="Table4.A2" office:value-type="string">
            <text:p text:style-name="P32">udev</text:p>
          </table:table-cell>
          <table:table-cell table:style-name="Table4.A2" office:value-type="string">
            <text:p text:style-name="P31">on</text:p>
          </table:table-cell>
          <table:table-cell table:style-name="Table4.A2" office:value-type="string">
            <text:p text:style-name="P32">lvm</text:p>
          </table:table-cell>
          <table:table-cell table:style-name="Table4.D2" office:value-type="string">
            <text:p text:style-name="P31">off / on</text:p>
          </table:table-cell>
        </table:table-row>
        <table:table-row>
          <table:table-cell table:style-name="Table4.A2" office:value-type="string">
            <text:p text:style-name="P32">disk id</text:p>
          </table:table-cell>
          <table:table-cell table:style-name="Table4.A2" office:value-type="string">
            <text:p text:style-name="P31">off</text:p>
          </table:table-cell>
          <table:table-cell table:style-name="Table4.A2" office:value-type="string">
            <text:p text:style-name="P32">evms</text:p>
          </table:table-cell>
          <table:table-cell table:style-name="Table4.D2" office:value-type="string">
            <text:p text:style-name="P31">off</text:p>
          </table:table-cell>
        </table:table-row>
        <table:table-row>
          <table:table-cell table:style-name="Table4.A2" office:value-type="string">
            <text:p text:style-name="P32">md</text:p>
          </table:table-cell>
          <table:table-cell table:style-name="Table4.A2" office:value-type="string">
            <text:p text:style-name="P31">off / on</text:p>
          </table:table-cell>
          <table:table-cell table:style-name="Table4.A2" office:value-type="string">
            <text:p text:style-name="P32">dm-crypt</text:p>
          </table:table-cell>
          <table:table-cell table:style-name="Table4.D2" office:value-type="string">
            <text:p text:style-name="P31">off</text:p>
          </table:table-cell>
        </table:table-row>
        <table:table-row>
          <table:table-cell table:style-name="Table4.A2" office:value-type="string">
            <text:p text:style-name="P32">interface</text:p>
          </table:table-cell>
          <table:table-cell table:style-name="Table4.A2" office:value-type="string">
            <text:p text:style-name="P31">SATA</text:p>
          </table:table-cell>
          <table:table-cell table:style-name="Table4.A2" office:value-type="string">
            <text:p text:style-name="P32">dmraid</text:p>
          </table:table-cell>
          <table:table-cell table:style-name="Table4.D2" office:value-type="string">
            <text:p text:style-name="P31">off</text:p>
          </table:table-cell>
        </table:table-row>
        <table:table-row>
          <table:table-cell table:style-name="Table4.A2" office:value-type="string">
            <text:p text:style-name="P32">(u)splash(y)</text:p>
          </table:table-cell>
          <table:table-cell table:style-name="Table4.A2" office:value-type="string">
            <text:p text:style-name="P31">off</text:p>
          </table:table-cell>
          <table:table-cell table:style-name="Table4.A2" office:value-type="string">
            <text:p text:style-name="P32">USB keyboard</text:p>
          </table:table-cell>
          <table:table-cell table:style-name="Table4.D2" office:value-type="string">
            <text:p text:style-name="P31">off</text:p>
          </table:table-cell>
        </table:table-row>
      </table:table>
      <text:p text:style-name="Standard"><text:soft-page-break/></text:p>
      <text:p text:style-name="Standard">Also tested: root on md (RAID6) on four lvm2 volumes which are imported via iSCSI.</text:p>
      <text:p text:style-name="Standard"/>
      <table:table table:name="Table5" table:style-name="Table5">
        <table:table-column table:style-name="Table5.A" table:number-columns-repeated="3"/>
        <table:table-column table:style-name="Table5.D"/>
        <table:table-row>
          <table:table-cell table:style-name="Table5.A1" office:value-type="string">
            <text:p text:style-name="P32">Distribution</text:p>
          </table:table-cell>
          <table:table-cell table:style-name="Table5.A1" office:value-type="string">
            <text:p text:style-name="P31">Ubuntu</text:p>
          </table:table-cell>
          <table:table-cell table:style-name="Table5.A1" office:value-type="string">
            <text:p text:style-name="P32">Version</text:p>
          </table:table-cell>
          <table:table-cell table:style-name="Table5.D1" office:value-type="string">
            <text:p text:style-name="P31">9.10</text:p>
          </table:table-cell>
        </table:table-row>
        <table:table-row>
          <table:table-cell table:style-name="Table5.A2" office:value-type="string">
            <text:p text:style-name="P32">Architecture</text:p>
          </table:table-cell>
          <table:table-cell table:style-name="Table5.A2" office:value-type="string">
            <text:p text:style-name="P31">amd64</text:p>
          </table:table-cell>
          <table:table-cell table:style-name="Table5.A2" office:value-type="string">
            <text:p text:style-name="P32">Virtualization</text:p>
          </table:table-cell>
          <table:table-cell table:style-name="Table5.D2" office:value-type="string">
            <text:p text:style-name="P31">KVM</text:p>
          </table:table-cell>
        </table:table-row>
        <table:table-row>
          <table:table-cell table:style-name="Table5.A2" office:value-type="string">
            <text:p text:style-name="P32">multipath</text:p>
          </table:table-cell>
          <table:table-cell table:style-name="Table5.A2" office:value-type="string">
            <text:p text:style-name="P31">off</text:p>
          </table:table-cell>
          <table:table-cell table:style-name="Table5.A2" office:value-type="string">
            <text:p text:style-name="P32">Boot Type</text:p>
          </table:table-cell>
          <table:table-cell table:style-name="Table5.D2" office:value-type="string">
            <text:p text:style-name="P31">iSCSI </text:p>
          </table:table-cell>
        </table:table-row>
        <table:table-row>
          <table:table-cell table:style-name="Table5.A2" office:value-type="string">
            <text:p text:style-name="P32">udev</text:p>
          </table:table-cell>
          <table:table-cell table:style-name="Table5.A2" office:value-type="string">
            <text:p text:style-name="P31">on</text:p>
          </table:table-cell>
          <table:table-cell table:style-name="Table5.A2" office:value-type="string">
            <text:p text:style-name="P32">lvm</text:p>
          </table:table-cell>
          <table:table-cell table:style-name="Table5.D2" office:value-type="string">
            <text:p text:style-name="P31">off / on</text:p>
          </table:table-cell>
        </table:table-row>
        <table:table-row>
          <table:table-cell table:style-name="Table5.A2" office:value-type="string">
            <text:p text:style-name="P32">disk id</text:p>
          </table:table-cell>
          <table:table-cell table:style-name="Table5.A2" office:value-type="string">
            <text:p text:style-name="P31">off</text:p>
          </table:table-cell>
          <table:table-cell table:style-name="Table5.A2" office:value-type="string">
            <text:p text:style-name="P32">evms</text:p>
          </table:table-cell>
          <table:table-cell table:style-name="Table5.D2" office:value-type="string">
            <text:p text:style-name="P31">off</text:p>
          </table:table-cell>
        </table:table-row>
        <table:table-row>
          <table:table-cell table:style-name="Table5.A2" office:value-type="string">
            <text:p text:style-name="P32">md</text:p>
          </table:table-cell>
          <table:table-cell table:style-name="Table5.A2" office:value-type="string">
            <text:p text:style-name="P31">off / on</text:p>
          </table:table-cell>
          <table:table-cell table:style-name="Table5.A2" office:value-type="string">
            <text:p text:style-name="P32">dm-crypt</text:p>
          </table:table-cell>
          <table:table-cell table:style-name="Table5.D2" office:value-type="string">
            <text:p text:style-name="P31">off</text:p>
          </table:table-cell>
        </table:table-row>
        <table:table-row>
          <table:table-cell table:style-name="Table5.A2" office:value-type="string">
            <text:p text:style-name="P32">interface</text:p>
          </table:table-cell>
          <table:table-cell table:style-name="Table5.A2" office:value-type="string">
            <text:p text:style-name="P31">network</text:p>
          </table:table-cell>
          <table:table-cell table:style-name="Table5.A2" office:value-type="string">
            <text:p text:style-name="P32">dmraid</text:p>
          </table:table-cell>
          <table:table-cell table:style-name="Table5.D2" office:value-type="string">
            <text:p text:style-name="P31">off</text:p>
          </table:table-cell>
        </table:table-row>
        <table:table-row>
          <table:table-cell table:style-name="Table5.A2" office:value-type="string">
            <text:p text:style-name="P32">(u)splash(y)</text:p>
          </table:table-cell>
          <table:table-cell table:style-name="Table5.A2" office:value-type="string">
            <text:p text:style-name="P31">off</text:p>
          </table:table-cell>
          <table:table-cell table:style-name="Table5.A2" office:value-type="string">
            <text:p text:style-name="P32">USB keyboard</text:p>
          </table:table-cell>
          <table:table-cell table:style-name="Table5.D2" office:value-type="string">
            <text:p text:style-name="P31">off</text:p>
          </table:table-cell>
        </table:table-row>
      </table:table>
      <text:p text:style-name="Standard"/>
      <text:p text:style-name="Text_20_body">ISCSI devices tested: Linux IET</text:p>
      <text:p text:style-name="Standard"/>
      <table:table table:name="Table3" table:style-name="Table3">
        <table:table-column table:style-name="Table3.A" table:number-columns-repeated="3"/>
        <table:table-column table:style-name="Table3.D"/>
        <table:table-row>
          <table:table-cell table:style-name="Table3.A1" office:value-type="string">
            <text:p text:style-name="P32">Distribution</text:p>
          </table:table-cell>
          <table:table-cell table:style-name="Table3.A1" office:value-type="string">
            <text:p text:style-name="P31">Fedora</text:p>
          </table:table-cell>
          <table:table-cell table:style-name="Table3.A1" office:value-type="string">
            <text:p text:style-name="P32">Version</text:p>
          </table:table-cell>
          <table:table-cell table:style-name="Table3.D1" office:value-type="string">
            <text:p text:style-name="P31">9</text:p>
          </table:table-cell>
        </table:table-row>
        <table:table-row>
          <table:table-cell table:style-name="Table3.A2" office:value-type="string">
            <text:p text:style-name="P32">Architecture</text:p>
          </table:table-cell>
          <table:table-cell table:style-name="Table3.A2" office:value-type="string">
            <text:p text:style-name="P31">i386</text:p>
          </table:table-cell>
          <table:table-cell table:style-name="Table3.A2" office:value-type="string">
            <text:p text:style-name="P32">Virtualization</text:p>
          </table:table-cell>
          <table:table-cell table:style-name="Table3.D2" office:value-type="string">
            <text:p text:style-name="P31">domU</text:p>
          </table:table-cell>
        </table:table-row>
        <table:table-row>
          <table:table-cell table:style-name="Table3.A2" office:value-type="string">
            <text:p text:style-name="P32">multipath</text:p>
          </table:table-cell>
          <table:table-cell table:style-name="Table3.A2" office:value-type="string">
            <text:p text:style-name="P31">on</text:p>
          </table:table-cell>
          <table:table-cell table:style-name="Table3.A2" office:value-type="string">
            <text:p text:style-name="P32">Boot Type</text:p>
          </table:table-cell>
          <table:table-cell table:style-name="Table3.D2" office:value-type="string">
            <text:p text:style-name="P31">iSCSI </text:p>
          </table:table-cell>
        </table:table-row>
        <table:table-row>
          <table:table-cell table:style-name="Table3.A2" office:value-type="string">
            <text:p text:style-name="P32">udev</text:p>
          </table:table-cell>
          <table:table-cell table:style-name="Table3.A2" office:value-type="string">
            <text:p text:style-name="P31">on</text:p>
          </table:table-cell>
          <table:table-cell table:style-name="Table3.A2" office:value-type="string">
            <text:p text:style-name="P32">lvm</text:p>
          </table:table-cell>
          <table:table-cell table:style-name="Table3.D2" office:value-type="string">
            <text:p text:style-name="P31">off</text:p>
          </table:table-cell>
        </table:table-row>
        <table:table-row>
          <table:table-cell table:style-name="Table3.A2" office:value-type="string">
            <text:p text:style-name="P32">disk id</text:p>
          </table:table-cell>
          <table:table-cell table:style-name="Table3.A2" office:value-type="string">
            <text:p text:style-name="P31">off</text:p>
          </table:table-cell>
          <table:table-cell table:style-name="Table3.A2" office:value-type="string">
            <text:p text:style-name="P32">evms</text:p>
          </table:table-cell>
          <table:table-cell table:style-name="Table3.D2" office:value-type="string">
            <text:p text:style-name="P31">off</text:p>
          </table:table-cell>
        </table:table-row>
        <table:table-row>
          <table:table-cell table:style-name="Table3.A2" office:value-type="string">
            <text:p text:style-name="P32">md</text:p>
          </table:table-cell>
          <table:table-cell table:style-name="Table3.A2" office:value-type="string">
            <text:p text:style-name="P31">off</text:p>
          </table:table-cell>
          <table:table-cell table:style-name="Table3.A2" office:value-type="string">
            <text:p text:style-name="P32">dm-crypt</text:p>
          </table:table-cell>
          <table:table-cell table:style-name="Table3.D2" office:value-type="string">
            <text:p text:style-name="P31">off</text:p>
          </table:table-cell>
        </table:table-row>
        <table:table-row>
          <table:table-cell table:style-name="Table3.A2" office:value-type="string">
            <text:p text:style-name="P32">interface</text:p>
          </table:table-cell>
          <table:table-cell table:style-name="Table3.A2" office:value-type="string">
            <text:p text:style-name="P31">network</text:p>
          </table:table-cell>
          <table:table-cell table:style-name="Table3.A2" office:value-type="string">
            <text:p text:style-name="P32">dmraid</text:p>
          </table:table-cell>
          <table:table-cell table:style-name="Table3.D2" office:value-type="string">
            <text:p text:style-name="P31">off</text:p>
          </table:table-cell>
        </table:table-row>
        <table:table-row>
          <table:table-cell table:style-name="Table3.A2" office:value-type="string">
            <text:p text:style-name="P32">(u)splash(y)</text:p>
          </table:table-cell>
          <table:table-cell table:style-name="Table3.A2" office:value-type="string">
            <text:p text:style-name="P31">off</text:p>
          </table:table-cell>
          <table:table-cell table:style-name="Table3.A2" office:value-type="string">
            <text:p text:style-name="P32">USB keyboard</text:p>
          </table:table-cell>
          <table:table-cell table:style-name="Table3.D2" office:value-type="string">
            <text:p text:style-name="P31">off</text:p>
          </table:table-cell>
        </table:table-row>
      </table:table>
      <text:p text:style-name="Standard"/>
      <text:p text:style-name="Text_20_body">ISCSI devices tested: Linux IET</text:p>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text:soft-page-break/>(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0.2 [2008-05-03]</text:h>
      <text:p text:style-name="Text_20_body">This is a consolidation release:</text:p>
      <text:list text:style-name="L9">
        <text:list-item>
          <text:p text:style-name="P52">Add additional package for iSCSI boot (which kills the original iscsid and starts a new one)</text:p>
        </text:list-item>
        <text:list-item>
          <text:p text:style-name="P52">Build the package on Debian stable (also?)</text:p>
        </text:list-item>
      </text:list>
      <text:h text:style-name="Heading_20_3" text:outline-level="3">0.3 [2008-07-02]</text:h>
      <text:p text:style-name="Text_20_body">Port to Fedora Core 9. <text:s/>The initial development was done on and for Debian.</text:p>
      <text:h text:style-name="Heading_20_3" text:outline-level="3">0.4 [2009-06-20]</text:h>
      <text:p text:style-name="Text_20_body">Re-port to Debian 5.0.1. Added lvm2 and md support (even for multiple layers).</text:p>
      <text:h text:style-name="Heading_20_3" text:outline-level="3">0.5 [2010-??-??]</text:h>
      <text:p text:style-name="Text_20_body">Make the iscsi portal parameter optional (and just start iscsiadm -L all). Add support for nfs root. <text:s/>Support for classless routing with dhcp. <text:s/>Add support for aufs (ro root file system possible). <text:s/>Add support for FAI. Add support for KVM. Add support for Ubuntu.</text:p>
      <text:h text:style-name="Heading_20_3" text:outline-level="3">Short term aims</text:h>
      <text:p text:style-name="Text_20_body">During the next releases, the following must be done:</text:p>
      <text:list text:style-name="L10">
        <text:list-item>
          <text:p text:style-name="P53">Check (and maybe fix): Xen dom0</text:p>
        </text:list-item>
        <text:list-item>
          <text:p text:style-name="P53">Add: encrypted tftp / sftp (similar to tftp)</text:p>
        </text:list-item>
      </text:list>
      <text:h text:style-name="Heading_20_3" text:outline-level="3">Aims to get to stable state</text:h>
      <text:p text:style-name="Text_20_body">The stable state of the project will be reached, if the first normally used system has an uptime for at least one year and no problem occurred.</text:p>
      <text:p text:style-name="Text_20_body">Additional there must be at least 100 users using this and 1.000.000 successful boots without any problems.</text:p>
      <text:h text:style-name="Heading_20_3" text:outline-level="3">Long term aims</text:h>
      <text:p text:style-name="Text_20_body">One aim is to have at least the same functionality and stability as similar packages (initramfs-tools, yaird).</text:p>
      <text:p text:style-name="Text_20_body"><text:soft-page-break/>Ports to SuSe and RedHat.</text:p>
      <text:p text:style-name="Text_20_body">Official package in Debian, Ubuntu, Redhat and SuSe.</text:p>
      <text:h text:style-name="Heading_20_1" text:outline-level="1">Open Points / ToDo</text:h>
      <text:list text:style-name="L11">
        <text:list-item>
          <text:p text:style-name="P54">Must a fsck done before a mount of the root device? [It looks that Fedora and Debian have different philosophies here: in Debian it is not needed – the normal startup scripts will handle this. <text:s/>Under Fedora it might be that the root partition must be checked before mounting.]</text:p>
        </text:list-item>
        <text:list-item>
          <text:p text:style-name="P54">Add to doc: No program is executed - because it is possible that the system is different.</text:p>
        </text:list-item>
        <text:list-item>
          <text:p text:style-name="P54">Script can be executed by a normal user – no need to be root.</text:p>
        </text:list-item>
        <text:list-item>
          <text:p text:style-name="P54">Possible to use current system or some arbitrary other system.</text:p>
        </text:list-item>
        <text:list-item>
          <text:p text:style-name="P54">Add 'sftp' (which used keys and maybe a password provided with a command line parameter) instead of the no-security-at-all tftp.</text:p>
        </text:list-item>
        <text:list-item>
          <text:p text:style-name="P54">Add status change of documentation to beta: aims?</text:p>
        </text:list-item>
      </text:list>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58"><text:span text:style-name="Strong_20_Emphasis">RFC 2119</text:span>: <text:span text:style-name="Bib-Author">Bradner, S</text:span>, <text:span text:style-name="Bib-Title">Key words for use in RFCs to Indicate Requirement Levels</text:span>, 1997, http://www.ietf.org/rfc/rfc2119.txt</text:p>
          <text:p text:style-name="P58"><text:span text:style-name="Strong_20_Emphasis">iSCSI Boot post</text:span>: <text:span text:style-name="Bib-Author">Florath, Andreas</text:span>, <text:span text:style-name="Bib-Title">iSCSI Boot</text:span>, 2008, http://lists.debian.org/debian-kernel/2008/02/msg00719.html</text:p>
          <text:p text:style-name="P58"><text:span text:style-name="Strong_20_Emphasis">RFC 3442</text:span>: <text:span text:style-name="Bib-Author">Lemon, T; Cheshire, S; Volz, B</text:span>, <text:span text:style-name="Bib-Title">The Classless Static Route Option for Dynamic Host Configuration Protocol (DHCP) version 4</text:span>, 2002, http://tools.ietf.org/html/rfc3442</text:p>
          <text:p text:style-name="P58"><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58"><text:span text:style-name="Strong_20_Emphasis">Debian initramfs-tools</text:span>: <text:span text:style-name="Bib-Author">unknown</text:span>, <text:span text:style-name="Bib-Title">initramfs-tools</text:span>, , http://packages.debian.org/source/sid/initramfs-tools</text:p>
          <text:p text:style-name="P58"><text:span text:style-name="Strong_20_Emphasis">Debian yarid</text:span>: <text:span text:style-name="Bib-Author">unknown</text:span>, <text:span text:style-name="Bib-Title">yarid</text:span>, , http://yaird.alioth.debian.org/</text:p>
          <text:p text:style-name="P58"><text:span text:style-name="Strong_20_Emphasis">FAI</text:span>: , , , http://www.informatik.uni-koeln.de/fai/</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165in" fo:margin-right="0in" fo:text-align="justify" style:justify-single-word="false" fo:text-indent="-0.4165in" style:auto-text-indent="false">
        <style:tab-stops>
          <style:tab-stop style:position="6.6925in"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0193in" fo:border="0.0071in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text:style-name="Numbering_20_Symbols" style:num-format="1" text:display-levels="7">
        <style:list-level-properties text:min-label-distance="0.15in"/>
      </text:outline-level-style>
      <text:outline-level-style text:level="8" text:style-name="Numbering_20_Symbols" style:num-format="1" text:display-levels="8">
        <style:list-level-properties text:min-label-distance="0.15in"/>
      </text:outline-level-style>
      <text:outline-level-style text:level="9" text:style-name="Numbering_20_Symbols" style:num-format="1" text:display-levels="9">
        <style:list-level-properties text:min-label-distance="0.15in"/>
      </text:outline-level-style>
      <text:outline-level-style text:level="10" text:style-name="Numbering_20_Symbols" style:num-format="1" text:display-levels="10">
        <style:list-level-properties text:min-label-distance="0.15in"/>
      </text:outline-level-style>
    </text:outline-style>
    <text:list-style style:name="Req-Numbering">
      <text:list-level-style-number text:level="1" text:style-name="Strong_20_Emphasis" style:num-prefix="Requirement #" style:num-suffix=": " style:num-format="1">
        <style:list-level-properties text:space-before="0.0008in" text:min-label-width="0.1957in"/>
      </text:list-level-style-number>
      <text:list-level-style-number text:level="2" text:style-name="Strong_20_Emphasis" style:num-prefix="Requirement #" style:num-suffix=": " style:num-format="1">
        <style:list-level-properties text:space-before="0.198in" text:min-label-width="0.1957in"/>
      </text:list-level-style-number>
      <text:list-level-style-number text:level="3" text:style-name="Strong_20_Emphasis" style:num-prefix="Requirement #" style:num-suffix=": " style:num-format="1">
        <style:list-level-properties text:space-before="0.3945in" text:min-label-width="0.1957in"/>
      </text:list-level-style-number>
      <text:list-level-style-number text:level="4" text:style-name="Strong_20_Emphasis" style:num-prefix="Requirement #" style:num-suffix=": " style:num-format="1">
        <style:list-level-properties text:space-before="0.5917in" text:min-label-width="0.1957in"/>
      </text:list-level-style-number>
      <text:list-level-style-number text:level="5" text:style-name="Strong_20_Emphasis" style:num-prefix="Requirement #" style:num-suffix=": " style:num-format="1">
        <style:list-level-properties text:space-before="0.7882in" text:min-label-width="0.1957in"/>
      </text:list-level-style-number>
      <text:list-level-style-number text:level="6" text:style-name="Strong_20_Emphasis" style:num-prefix="Requirement #" style:num-suffix=": " style:num-format="1">
        <style:list-level-properties text:space-before="0.9854in" text:min-label-width="0.1957in"/>
      </text:list-level-style-number>
      <text:list-level-style-number text:level="7" text:style-name="Strong_20_Emphasis" style:num-prefix="Requirement #" style:num-suffix=": " style:num-format="1">
        <style:list-level-properties text:space-before="1.1823in" text:min-label-width="0.1957in"/>
      </text:list-level-style-number>
      <text:list-level-style-number text:level="8" text:style-name="Strong_20_Emphasis" style:num-prefix="Requirement #" style:num-suffix=": " style:num-format="1">
        <style:list-level-properties text:space-before="1.3795in" text:min-label-width="0.1957in"/>
      </text:list-level-style-number>
      <text:list-level-style-number text:level="9" text:style-name="Strong_20_Emphasis" style:num-prefix="Requirement #" style:num-suffix=": " style:num-format="1">
        <style:list-level-properties text:space-before="1.576in" text:min-label-width="0.1957in"/>
      </text:list-level-style-number>
      <text:list-level-style-number text:level="10" text:style-name="Strong_20_Emphasis" style:num-prefix="Requirement #" style:num-suffix=": " style:num-format="1">
        <style:list-level-properties text:space-before="1.7732in" text:min-label-width="0.1957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0.1965in" style:num-format="1" text:number-position="left" text:increment="5"/>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6</text:page-number></text:span><text:span text:style-name="T3">/</text:span><text:span text:style-name="T3"><text:page-count>2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init4boot</dc:title>
    <meta:initial-creator>Andreas Florath</meta:initial-creator>
    <meta:creation-date>2007-03-04T08:33:43</meta:creation-date>
    <dc:creator>Andreas Florath</dc:creator>
    <dc:date>2010-01-29T16:56:41</dc:date>
    <meta:printed-by>Andreas Florath</meta:printed-by>
    <meta:print-date>2008-03-22T09:03:24</meta:print-date>
    <dc:language>en-GB</dc:language>
    <meta:editing-cycles>96</meta:editing-cycles>
    <meta:editing-duration>P4DT11H21M10S</meta:editing-duration>
    <meta:user-defined meta:name="Info 1"/>
    <meta:user-defined meta:name="Info 2"/>
    <meta:user-defined meta:name="Info 3"/>
    <meta:user-defined meta:name="Info 4"/>
    <meta:document-statistic meta:table-count="5" meta:image-count="0" meta:object-count="0" meta:page-count="26" meta:paragraph-count="680" meta:word-count="5127" meta:character-count="31041"/>
  </office:meta>
</office:document-meta>
</file>